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79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3.798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21" table:number-columns-repeated="243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ak</text:p>
          </table:table-cell>
          <table:table-cell table:style-name="ce22" table:number-columns-repeated="243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/>
          <table:table-cell table:style-name="ce28" table:number-columns-repeated="1009"/>
        </table:table-row>
        <table:table-row table:style-name="ro1" table:number-rows-repeated="9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/08/2010</text:date>, <text:time>14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8-12T14:40:41</dc:date>
    <dc:language>fr-FR</dc:language>
    <meta:editing-cycles>114</meta:editing-cycles>
    <meta:editing-duration>PT105H30M55S</meta:editing-duration>
    <dc:creator>Nicolas Casalini</dc:creator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